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9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0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1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_20_12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_20_13" style:repeat="stretch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4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.8999996185303pt" fo:hyphenate="false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style:font-name="Liberation Sans Narrow" fo:font-size="40pt" style:font-size-asian="40pt" style:font-size-complex="40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 Narrow" fo:font-size="40pt" style:font-size-asian="40pt" style:font-size-complex="4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 Narrow" fo:font-size="40pt" fo:font-weight="bold" style:font-size-asian="40pt" style:font-weight-asian="bold" style:font-size-complex="40pt" style:font-weight-complex="bold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36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" fo:font-size="36pt" fo:font-weight="bold" style:font-size-asian="36pt" style:font-weight-asian="bold" style:font-size-complex="36pt" style:font-weight-complex="bold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36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36pt" fo:font-weight="bold" style:font-size-asian="36pt" style:font-weight-asian="bold" style:font-size-complex="36pt" style:font-weight-complex="bold" fo:hyphenate="false"/>
    </style:style>
    <style:style style:name="T1" style:family="text">
      <style:text-properties fo:color="#000000" style:text-line-through-style="none" style:text-line-through-type="none" style:font-name="Segoe UI Semibold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Segoe UI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color="#ffffff" style:text-line-through-style="none" style:text-line-through-type="none" style:font-name="Segoe UI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Liberation Sans Narrow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 Narrow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Calibri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Liberation Sans Narrow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Liberation Sans Narrow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custom-shape draw:name="TextBox 2" draw:style-name="gr1" draw:text-style-name="P2" draw:layer="layout" svg:width="21.933cm" svg:height="2.788cm" svg:x="3.213cm" svg:y="0.597cm">
          <text:p text:style-name="P1"><text:span text:style-name="T1">Hymn #563</text:span></text:p>
          <text:p text:style-name="P1"><text:span text:style-name="T2">“</text:span><text:span text:style-name="T2">Jesus, Thy Blood and Righteousness”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name="TextBox 2" draw:style-name="gr3" draw:text-style-name="P5" draw:layer="layout" svg:width="23.495cm" svg:height="7.023cm" svg:x="1.397cm" svg:y="0.529cm">
          <text:p text:style-name="P4"><text:span text:style-name="T4">1.</text:span><text:span text:style-name="T5"> Jesus, Thy blood and righteousness</text:span><text:span text:style-name="T5"><text:line-break/></text:span><text:span text:style-name="T5">My beauty are, my glorious dress;</text:span><text:span text:style-name="T5"><text:line-break/></text:span><text:span text:style-name="T5">Midst flaming worlds, in these arrayed,</text:span><text:span text:style-name="T5"><text:line-break/></text:span><text:span text:style-name="T5">With joy shall I lift up my he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custom-shape draw:name="TextBox 2" draw:style-name="gr4" draw:text-style-name="P6" draw:layer="layout" svg:width="25.146cm" svg:height="7.023cm" svg:x="1.524cm" svg:y="0.508cm">
          <text:p text:style-name="P4"><text:span text:style-name="T4">2.</text:span><text:span text:style-name="T5"> Bold shall I stand in that great day,</text:span><text:span text:style-name="T5"><text:line-break/></text:span><text:span text:style-name="T5">Cleansed and redeemed, no debt to pay;</text:span><text:span text:style-name="T5"><text:line-break/></text:span><text:span text:style-name="T5">Fully absolved through these I am</text:span><text:span text:style-name="T5"><text:line-break/></text:span><text:span text:style-name="T5">From sin and fear, from guilt and sh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custom-shape draw:name="TextBox 2" draw:style-name="gr5" draw:text-style-name="P8" draw:layer="layout" svg:width="25.4cm" svg:height="7.023cm" svg:x="1.355cm" svg:y="0.304cm">
          <text:p text:style-name="P7"><text:span text:style-name="T4">3.</text:span><text:span text:style-name="T5"> Lord, I believe Thy precious blood,</text:span><text:span text:style-name="T5"><text:line-break/></text:span><text:span text:style-name="T5">Which at the mercy seat of God</text:span><text:span text:style-name="T5"><text:line-break/></text:span><text:span text:style-name="T5">Pleads for the captives’ liberty,</text:span><text:span text:style-name="T5"><text:line-break/></text:span><text:span text:style-name="T5">Was also shed in love for 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custom-shape draw:name="TextBox 2" draw:style-name="gr6" draw:text-style-name="P2" draw:layer="layout" svg:width="25.654cm" svg:height="7.023cm" svg:x="1.27cm" svg:y="0.508cm">
          <text:p text:style-name="P1"><text:span text:style-name="T4">4. </text:span><text:span text:style-name="T5">Lord, I believe, were sinners more</text:span><text:span text:style-name="T5"><text:line-break/></text:span><text:span text:style-name="T5">Than sands upon the ocean shore,</text:span><text:span text:style-name="T5"><text:line-break/></text:span><text:span text:style-name="T5">Thou hast for all a ransom paid,</text:span><text:span text:style-name="T5"><text:line-break/></text:span><text:span text:style-name="T5">For all a full atonement ma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custom-shape draw:name="TextBox 2" draw:style-name="gr7" draw:text-style-name="P6" draw:layer="layout" svg:width="25.4cm" svg:height="7.021cm" svg:x="1.354cm" svg:y="0.346cm">
          <text:p text:style-name="P4"><text:span text:style-name="T4">5. </text:span><text:span text:style-name="T5">When from the dust of death I rise</text:span><text:span text:style-name="T5"><text:line-break/></text:span><text:span text:style-name="T5">To claim my mansion in the skies,</text:span><text:span text:style-name="T5"><text:line-break/></text:span><text:span text:style-name="T5">This then shall be my only plea:</text:span><text:span text:style-name="T5"><text:line-break/></text:span><text:span text:style-name="T5">Jesus hath lived and died for 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custom-shape draw:name="TextBox 2" draw:style-name="gr8" draw:text-style-name="P10" draw:layer="layout" svg:width="25.4cm" svg:height="11.593cm" svg:x="1.228cm" svg:y="0.579cm">
          <text:p text:style-name="P7"><text:span text:style-name="T4">6. </text:span><text:span text:style-name="T5">Jesus, be endless praise to Thee,</text:span><text:span text:style-name="T5"><text:line-break/></text:span><text:span text:style-name="T5">Whose boundless mercy hath for me,</text:span><text:span text:style-name="T5"><text:line-break/></text:span><text:span text:style-name="T5">For me, and all Thy hands have made,</text:span><text:span text:style-name="T5"><text:line-break/></text:span><text:span text:style-name="T5">An everlasting ransom paid.</text:span></text:p>
          <text:p text:style-name="P9"><text:span text:style-name="T6"><text:line-break/></text:span><text:span text:style-name="T6"/></text:p>
          <text:p text:style-name="P9"><text:span text:style-name="T6"><text:s text:c="2"/></text:span><text:span text:style-name="T7"><text:s text:c="5"/></text:span><text:span text:style-name="T8">Public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53D4ECAC8951481F.jpg" xlink:type="simple" xlink:show="embed" xlink:actuate="onLoad"/>
    <draw:fill-image draw:name="Bitmap_20_11" draw:display-name="Bitmap 11" xlink:href="Pictures/10000000000004220000025353D4ECAC8951481F.jpg" xlink:type="simple" xlink:show="embed" xlink:actuate="onLoad"/>
    <draw:fill-image draw:name="Bitmap_20_12" draw:display-name="Bitmap 12" xlink:href="Pictures/10000000000004220000025353D4ECAC8951481F.jpg" xlink:type="simple" xlink:show="embed" xlink:actuate="onLoad"/>
    <draw:fill-image draw:name="Bitmap_20_13" draw:display-name="Bitmap 13" xlink:href="Pictures/10000000000004220000025353D4ECAC8951481F.jpg" xlink:type="simple" xlink:show="embed" xlink:actuate="onLoad"/>
    <draw:fill-image draw:name="Bitmap_20_8" draw:display-name="Bitmap 8" xlink:href="Pictures/10000000000004EC0000031A8E28C7835182087C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fill-image draw:name="background" xlink:href="Pictures/10000000000004EC0000031A8E28C7835182087C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-color="#ffffff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Mangal" style:font-family-complex="Mangal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32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6.3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-color="#ffffff" style:repeat="stretch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19-03-21">3/21/19</text:date></text:span></text:p>
        </draw:text-box>
      </draw:frame>
      <draw:frame draw:name="Footer Placeholder 2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4.63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29cm" svg:x="1.4cm" svg:y="0.628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9T12:18:08.79</meta:creation-date>
    <dc:date>2019-03-21T12:34:40.098000000</dc:date>
    <meta:editing-duration>PT31M8S</meta:editing-duration>
    <meta:editing-cycles>9</meta:editing-cycles>
    <meta:generator>LibreOffice/6.1.5.2$Windows_X86_64 LibreOffice_project/90f8dcf33c87b3705e78202e3df5142b201bd805</meta:generator>
    <meta:document-statistic meta:object-count="64"/>
  </office:meta>
</office:document-meta>
</file>